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54.5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0.06pt solid #00000a"/>
      <style:paragraph-properties fo:text-align="center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a" fo:background-color="#ffffff" style:text-align-source="fix" style:repeat-content="false" fo:border-left="0.51pt solid #00000a" fo:border-right="0.51pt solid #00000a" fo:border-top="none"/>
      <style:paragraph-properties fo:text-align="center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0.51pt solid #00000a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fo:background-color="#ffffff" style:text-align-source="fix" style:repeat-content="false" fo:border-left="none" fo:border-right="0.51pt solid #00000a" fo:border-top="none"/>
      <style:paragraph-properties fo:text-align="center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Arial" fo:font-size="12pt" style:letter-kerning="true" fo:language="fr" fo:country="FR" style:language-asian="fr" style:country-asian="FR" style:font-name-asian="Arial" style:font-name-complex="Arial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mm" svg:y="5.52mm">
            <draw:object draw:notify-on-update-of-ranges="Feuille1.A1:Feuille1.A1 Feuille1.A2:Feuille1.A7 Feuille1.B1:Feuille1.B1 Feuille1.B2:Feuille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6"/>
        <table:table-column table:style-name="co2" table:default-cell-style-name="Default"/>
        <table:table-row table:style-name="ro1">
          <table:table-cell table:style-name="ce1" office:value-type="string" calcext:value-type="string">
            <text:p>Nombre de donnés à trier</text:p>
          </table:table-cell>
          <table:table-cell table:style-name="ce1" office:value-type="string" calcext:value-type="string">
            <text:p>Temps de traitement (secondes)</text:p>
          </table:table-cell>
          <table:table-cell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5" office:value-type="float" office:value="0.0468323230743408" calcext:value-type="float">
            <text:p>0,046832323074341</text:p>
          </table:table-cell>
          <table:table-cell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56207084655762" calcext:value-type="float">
            <text:p>0,156207084655762</text:p>
          </table:table-cell>
          <table:table-cell/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0.624860763549805" calcext:value-type="float">
            <text:p>0,624860763549805</text:p>
          </table:table-cell>
          <table:table-cell/>
        </table:table-row>
        <table:table-row table:style-name="ro2">
          <table:table-cell office:value-type="float" office:value="8000" calcext:value-type="float">
            <text:p>8000</text:p>
          </table:table-cell>
          <table:table-cell table:style-name="ce7" office:value-type="string" calcext:value-type="string">
            <text:p> <text:span text:style-name="T1">2,6399459838867188</text:span></text:p>
          </table:table-cell>
          <table:table-cell/>
        </table:table-row>
        <table:table-row table:style-name="ro2">
          <table:table-cell office:value-type="float" office:value="10000" calcext:value-type="float">
            <text:p>10000</text:p>
          </table:table-cell>
          <table:table-cell office:value-type="float" office:value="3.8427472114563" calcext:value-type="float">
            <text:p>3,8427472114563</text:p>
          </table:table-cell>
          <table:table-cell/>
        </table:table-row>
        <table:table-row table:style-name="ro2">
          <table:table-cell office:value-type="float" office:value="20000" calcext:value-type="float">
            <text:p>20000</text:p>
          </table:table-cell>
          <table:table-cell office:value-type="float" office:value="15.7458040714264" calcext:value-type="float">
            <text:p>15,74580407142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09:43:25.4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4-04T09:46:31.612000000</dc:date>
    <meta:editing-duration>PT4M47S</meta:editing-duration>
    <meta:editing-cycles>3</meta:editing-cycles>
    <meta:generator>LibreOffice/6.2.4.2$Windows_X86_64 LibreOffice_project/2412653d852ce75f65fbfa83fb7e7b669a126d64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4.002cm" style:legend-expansion="high" chart:style-name="ch2"/>
        <chart:plot-area chart:style-name="ch3" table:cell-range-address="Feuille1.A1:Feuille1.B7" chart:data-source-has-labels="row" svg:x="0.32cm" svg:y="0.18cm" svg:width="10.153cm" svg:height="8.64cm">
          <chartooo:coordinate-region svg:x="0.756cm" svg:y="0.379cm" svg:width="9.06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7" chart:label-cell-address="Feuille1.B1:Feuille1.B1" chart:class="chart:scatter">
            <chart:domain table:cell-range-address="Feuille1.A2:Feuille1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de traitement (secondes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A2:Feuille1.A7</svg:desc>
                </draw:g>
              </table:table-cell>
              <table:table-cell office:value-type="float" office:value="0.0468323230743408">
                <text:p>0.0468323230743408</text:p>
                <draw:g>
                  <svg:desc>Feuille1.B2:Feuille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156207084655762">
                <text:p>0.156207084655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0.624860763549805">
                <text:p>0.6248607635498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3.8427472114563">
                <text:p>3.8427472114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15.7458040714264">
                <text:p>15.7458040714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